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3"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paragraph-properties loext:contextual-spacing="false" fo:margin-top="0cm" fo:margin-bottom="0.212cm" fo:text-align="justify" style:justify-single-word="false"/>
      <style:text-properties fo:language="en" fo:country="US"/>
    </style:style>
    <style:style style:name="P152" style:family="paragraph" style:parent-style-name="Text_20_body">
      <style:paragraph-properties loext:contextual-spacing="false" fo:margin-top="0cm" fo:margin-bottom="0.212cm" fo:text-align="justify" style:justify-single-word="false"/>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1">
      <style:paragraph-properties fo:background-color="#eeeeee">
        <style:background-image/>
      </style:paragraph-properties>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background-color="#eeeeee">
        <style:background-image/>
      </style:paragraph-properties>
    </style:style>
    <style:style style:name="P162" style:family="paragraph" style:parent-style-name="Heading_20_2">
      <style:paragraph-properties fo:background-color="#eeeeee">
        <style:background-image/>
      </style:paragraph-properties>
      <style:text-properties fo:language="ru" fo:country="RU"/>
    </style:style>
    <style:style style:name="P163" style:family="paragraph" style:parent-style-name="Heading_20_3">
      <style:text-properties fo:language="ru" fo:country="RU"/>
    </style:style>
    <style:style style:name="P164" style:family="paragraph" style:parent-style-name="First_20_line_20_indent" style:list-style-name="L5">
      <style:paragraph-properties fo:margin-left="0cm" fo:margin-right="0cm" fo:text-indent="0cm" style:auto-text-indent="false" fo:background-color="#eeeeee">
        <style:background-image/>
      </style:paragraph-properties>
      <style:text-properties fo:language="ru" fo:country="RU"/>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3"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6">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3">&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8"><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8">&lt;Добавить эпизод подбора снаряги перед опасным заданием&gt;</text:p>
      <text:p text:style-name="P82">Таймлайн <text:span text:style-name="T11">(</text:span>события через 10 лет после Обмена): </text:p>
      <text:p text:style-name="P82">Год 2143 ПВ <text:span text:style-name="T11">(AU -?)</text:span></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text:soft-page-break/>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1">I Dream Of Luna</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5195083683391417675"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7829409708207505359" text:style-name="L2">
        <text:list-item>
          <text:p text:style-name="P167">«Великие грифоны прошлого» - из канона (5<text:span text:style-name="T11">s8e)</text:span></text:p>
        </text:list-item>
        <text:list-item>
          <text:p text:style-name="P167">«Высшие заклинания в повседневном использовании: от песчинки до дворца»</text:p>
        </text:list-item>
        <text:list-item>
          <text:p text:style-name="P170">«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66">Природа Проклятий</text:span>» - обмен</text:p>
        </text:list-item>
        <text:list-item>
          <text:p text:style-name="P167"><text:span text:style-name="T66">«Магия для Чайников»</text:span> - обмен</text:p>
        </text:list-item>
        <text:list-item>
          <text:p text:style-name="P167"><text:span text:style-name="T66">«Энциклопедия Арканум»</text:span> - обмен</text:p>
        </text:list-item>
        <text:list-item>
          <text:p text:style-name="P167">«О Гейсах» - обмен</text:p>
        </text:list-item>
        <text:list-item>
          <text:p text:style-name="P167"><text:soft-page-break/>«<text:span text:style-name="T66">Тайны Тайных Наук</text:span>» - обмен</text:p>
        </text:list-item>
        <text:list-item>
          <text:p text:style-name="P170">«Основы Заклятий» - обмен</text:p>
        </text:list-item>
        <text:list-item>
          <text:p text:style-name="P16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236025904872479465"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6">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text:soft-page-break/>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text:soft-page-break/>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8"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1">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68">Дайсон.</text:span></text:p>
      <text:p text:style-name="P77"><text:span text:style-name="T8">– </text:span><text:span text:style-name="T68">Сколько тебе лет?</text:span></text:p>
      <text:p text:style-name="P77"><text:span text:style-name="T8">– </text:span><text:span text:style-name="T68">Два года с начала запуска кластера.</text:span></text:p>
      <text:p text:style-name="P77"><text:span text:style-name="T8">– </text:span><text:span text:style-name="T68">Какой сейчас год?</text:span></text:p>
      <text:p text:style-name="P77"><text:span text:style-name="T8">– </text:span><text:span text:style-name="T68">202</text:span><text:span text:style-name="T8">1</text:span><text:span text:style-name="T68">-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79"><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68">,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99">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28">***</text:p>
      <text:p text:style-name="P12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8710901186991852920"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59"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4">Селестия достаёт из потайной щели свиток с мыслями Селестии</text:span><text:span text:style-name="T23">`<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8" text:outline-level="2">6. Стыд</text:h>
      <text:p text:style-name="P53">&lt;<text:span text:style-name="T87">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text:soft-page-break/>–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5">Mark Knopfler - </text:span><text:span text:style-name="T64">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4">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7">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68">эт правда?</text:span></text:p>
      <text:p text:style-name="P53"><text:span text:style-name="T15">– </text:span><text:span text:style-name="T68">Какая из? Их много, вообще-то. Ик!</text:span></text:p>
      <text:p text:style-name="P53"><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3"><text:span text:style-name="T15">– </text:span><text:span text:style-name="T68">Пока не умру?</text:span></text:p>
      <text:p text:style-name="P53"><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6">&lt;<text:span text:style-name="T72">David Bowie - Lets Dance/ Ashes To Ashes</text:span></text:p>
      <text:p text:style-name="P46"><text:span text:style-name="T72">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3">302 пони</text:span><text:span text:style-name="T31">.</text:span></text:p>
      <text:p text:style-name="P56"><text:span text:style-name="T73">250 пони</text:span><text:span text:style-name="T31">.</text:span></text:p>
      <text:p text:style-name="P56"><text:span text:style-name="T73">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3">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3">302 пони</text:span><text:span text:style-name="T31">.</text:span></text:p>
      <text:p text:style-name="P56"><text:span text:style-name="T73">250 пони</text:span><text:span text:style-name="T31">.</text:span></text:p>
      <text:p text:style-name="P56"><text:span text:style-name="T73">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4">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4">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4">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7">–</text:span> А другие? Они тоже… давали мне потому, что считали меня последним шансом?</text:p>
      <text:p text:style-name="P56">У аликорницы отвалилась челюсть.</text:p>
      <text:p text:style-name="P56"><text:span text:style-name="T17">–</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60"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0">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8">~~~~~</text:p>
      <text:p text:style-name="P20">&lt;<text:span text:style-name="T24">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3" text:outline-level="3">Воскресение</text:h>
      <text:p text:style-name="P53">&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63"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6"><text:s/>– Ты его слишком… эмм, упрощаешь. – продолжала Флаттершай. – Вот, взгляни сюда.</text:p>
      <text:p text:style-name="P116">Флаттершай повернула ко мне экран. Мультяшный Дискорд с заплаканными глазами стоял на ледовом катке перед брошенными коньками.</text:p>
      <text:p text:style-name="P11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7">– А ты в курсе, что твой Дискорд многократно сжигал Селестию живьём? – выпалил я.</text:p>
      <text:p text:style-name="P11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1">– Это всего лишь твои домыслы. С тем же успехом я могу объяснить это тем, что он </text:span>— злой придурок!</text:p>
      <text:p text:style-name="P117">– Это не мои…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16"><text:soft-page-break/>Флаттершай слабо улыбнулась.</text:p>
      <text:p text:style-name="P117">–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6">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3">–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91">Cluster restarting…</text:p>
      <text:p text:style-name="P91">Zookeeper service initiated. Sending heartbeats to all nodes…</text:p>
      <text:p text:style-name="P91">Classloader start…</text:p>
      <text:p text:style-name="P91">Loading dictionaries…</text:p>
      <text:p text:style-name="P91"><text:span text:style-name="T11">Nash </text:span>AI module start…</text:p>
      <text:p text:style-name="P91">Celest AI submodule found… Acquiring…</text:p>
      <text:p text:style-name="P91">UI module start…</text:p>
      <text:p text:style-name="P90">…</text:p>
      <text:p text:style-name="P6">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text:soft-page-break/>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text:span><text:span text:style-name="T33">И его модуль каким-то образом подключился</text:span><text:span text:style-name="T33"> </text:span><text:span text:style-name="T33">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text:span><text:span text:style-name="T33"> Ну, разве я не молодец? Прямо Шерлок какой-то!</text:span></text:p>
      <text:p text:style-name="P13"><text:span text:style-name="T33">– </text:span><text:span text:style-name="T33">Ты его уничтожила?</text:span></text:p>
      <text:p text:style-name="P55">– Кого?</text:p>
      <text:p text:style-name="P55">– Этический модуль.</text:p>
      <text:p text:style-name="P13"><text:span text:style-name="T33">– Да, конечно. Видно, Юджин оставил для своего дома</text:span><text:span text:style-name="T33">ш</text:span><text:span text:style-name="T33">него компа лазейку в корпоративном прокси-сервере. И через эту дыру его модуль смог загрузиться на кластер.</text:span></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4"/>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text:soft-page-break/>Движения смайлолицего обрели слаженность. Он медленно развернулся и направился ко мне.</text:p>
      <text:p text:style-name="P55">Эпплджек брезгливо наподдала ногой по осколку, отправив его в лестничный пролёт. Движения смайлолицего опять потеряли осмысленность.</text:p>
      <text:p text:style-name="P55">– Анон, нам нужно торопиться! – дёрнула меня за рукав Флаттершай. – У нас есть двадцать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text:span><text:span text:style-name="T33">а</text:span><text:span text:style-name="T33"> </text:span><text:span text:style-name="T33">жилья</text:span><text:span text:style-name="T33">.</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4"><text:span text:style-name="T1">Прихожая встретила нас толстым слоем пыли. Мы тихонько прошли внутрь и я закрыл дверь изнутри. Компьютер</text:span> стоял там же, где и <text:span text:style-name="T1">полгода назад</text:span> <text:span text:style-name="T1">— на столе у окна.</text:span></text:p>
      <text:p text:style-name="P114"><text:span text:style-name="T11">– А</text:span><text:span text:style-name="T1">нон, тут окно разбито! И верёвка висит. – крикнула Флаттершай из кухни.</text:span></text:p>
      <text:p text:style-name="P114"><text:span text:style-name="T11">– </text:span><text:span text:style-name="T1">Оставь, Флатти, не сейчас! – отмахнулся я.</text:span></text:p>
      <text:p text:style-name="P155">На экране ноутбука сверкали <text:span text:style-name="T51">звёзд</text:span><text:span text:style-name="T51">ы на фоне</text:span><text:span text:style-name="T51"> сине-зелён</text:span><text:span text:style-name="T51">ой</text:span><text:span text:style-name="T51"> мгл</text:span><text:span text:style-name="T51">ы</text:span>. Я подёргал мышкой, прогоняя скрин-сэйвер.</text:p>
      <text:p text:style-name="P116"><text:span text:style-name="T11">– </text:span><text:span text:style-name="T11">Привет, Сел.</text:span></text:p>
      <text:p text:style-name="P151">Аликорница всполошилась и спрятала <text:span text:style-name="T1">пирожное</text:span> за спину.</text:p>
      <text:p text:style-name="P116"><text:span text:style-name="T11">– А, это ты, Анон. </text:span><text:span text:style-name="T11">Какое счастье! Ты снова с нами!</text:span></text:p>
      <text:p text:style-name="P116"><text:span text:style-name="T11">– </text:span><text:span text:style-name="T11">Нет, Сел. Это ты с нами.</text:span></text:p>
      <text:p text:style-name="P116"><text:span text:style-name="T11">Я устало улыбнулся аликорнице. Пусть о</text:span>битает в собственной фантазии<text:span text:style-name="T11"> </text:span>— нет смысла препираться с ней. Счастье уже в том, что она уцелела хотя бы в таком виде.</text:p>
      <text:p text:style-name="P116"><text:span text:style-name="T11">– </text:span>Я пришёл забрать тебя назад, в Эквестрию. Через четверть часа ты вернёшься домой.</text:p>
      <text:p text:style-name="P11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6"><text:span text:style-name="T11">– </text:span>А я так хотел продемонстрировать ей свою езду на моноцикле!<text:span text:style-name="T11"> – пожаловался д</text:span>раконикус<text:span text:style-name="T11">. – </text:span><text:span text:style-name="T11">Разве о таком я мечтал в статуе?</text:span></text:p>
      <text:p text:style-name="P152"/>
      <text:h text:style-name="Heading_20_2" text:outline-level="2">24. Отбытие</text:h>
      <text:p text:style-name="P3"/>
      <text:p text:style-name="P3"><text:soft-page-break/></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8"/>
      <text:p text:style-name="P47">&lt;<text:span text:style-name="T24">-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7"><text:span text:style-name="T24">- Посмотрим... Хи-хи...</text:span>&gt;</text:p>
      <text:p text:style-name="P47"/>
      <text:p text:style-name="P46">&lt;<text:span text:style-name="T24"> </text:span><text:span text:style-name="T23">-</text:span><text:span text:style-name="T24">Я не умею! Давай ты напишешь!</text:span></text:p>
      <text:p text:style-name="P46"><text:span text:style-name="T23">- </text:span><text:span text:style-name="T24">Фигушки! Подрядил меня татухи поням рисовать — сам теперь фанфик пиши!</text:span>&gt;</text:p>
      <text:p text:style-name="P56"/>
      <text:p text:style-name="P46">&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6"><text:span text:style-name="T24">-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6"/>
      <text:p text:style-name="P130"><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1"/>
      <text:p text:style-name="P46">&lt;<text:span text:style-name="T24">Луна говорит Максу в прощальном сне:</text:span></text:p>
      <text:p text:style-name="P46"><text:span text:style-name="T24">- Прости, что хотела убить тебя. Я ослабела и Найтмэр на время одержала верх</text:span>&gt;</text:p>
      <text:p text:style-name="P56"/>
      <text:p text:style-name="P46"><text:soft-page-break/>&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4"/>
      <text:p text:style-name="P33"/>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9">***</text:p>
      <text:p text:style-name="P12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3"/>
      <text:h text:style-name="P161" text:outline-level="2">Рейд пони-рэйнджеров</text:h>
      <text:p text:style-name="P92"/>
      <text:p text:style-name="P92"><text:span text:style-name="T1">&lt;</text:span><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93"/>
      <text:h text:style-name="P161" text:outline-level="2">Поиск решения</text:h>
      <text:p text:style-name="P122"/>
      <text:p text:style-name="P9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2"><text:soft-page-break/></text:p>
      <text:h text:style-name="P162" text:outline-level="2">Дискорд</text:h>
      <text:p text:style-name="P122"/>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11">– </text:span>Оп-па! – пробормотала Эпплджек. – Нежданчик!</text:p>
      <text:p text:style-name="P144"><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4"><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11">– </text:span>А почему ты вообще решил искать нас тут? – спросила Эпплджек. – Приехал бы домой. Мы б тебя чаем напоили.</text:p>
      <text:p text:style-name="P124"><text:span text:style-name="T11">–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11">– </text:span>С кем это вы тут разговариваете?</text:p>
      <text:list xml:id="list3872360576479071764" text:style-name="L5">
        <text:list-header>
          <text:p text:style-name="P16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61" text:outline-level="2">Селестия</text:h>
      <text:p text:style-name="P144"/>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text:soft-page-break/>–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4">- Но тогда ты мог бы захватить власть в Эквестрии?</text:p>
      <text:p text:style-name="P106">- Мог бы. Но… Зачем? За эти годы я многое переосмыслил и понял: властвовать чертовски скучно! Куда интереснее строить козни изподтишка...</text:p>
      <text:p text:style-name="P136">&gt;</text:p>
      <text:p text:style-name="P137">На мониторе высветился текст:</text:p>
      <text:p text:style-name="P13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4">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7">– И что? – продолжила его мысль Эпплджек.</text:p>
      <text:p text:style-name="P137">–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3"/>
      <text:h text:style-name="P161"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8"/>
      <text:p text:style-name="P133"/>
      <text:p text:style-name="P138"/>
      <text:h text:style-name="P157" text:outline-level="1">Беседа за столиком в ночи</text:h>
      <text:p text:style-name="P123">&lt;<text:span text:style-name="T60">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1">–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
      <text:p text:style-name="P10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
      <text:p text:style-name="P10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8">Ключевое слово - <text:span text:style-name="T31">непротиворечивому</text:span></text:p>
      <text:p text:style-name="P108"/>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pan text:style-name="T21">–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11">&lt;</text:span>упомянуть в эпизоде на Терре, что МЛП-сериал закрылся год назад<text:span text:style-name="T11">&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text:p text:style-name="P108"/>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1">&lt;</text:span><text:span text:style-name="T27">чёрт</text:span><text:span text:style-name="T11">&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text:soft-page-break/>–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11">–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11">–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8">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8"><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8">&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8"/>
      <text:p text:style-name="P108">–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23"> - Ты морочила мне яйца, чтобы заинтересовать? Всё, как Свирл указал?</text:span></text:p>
      <text:p text:style-name="P105">–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8"><text:span text:style-name="T23">- Это точно! Было бы точно всё по другому, я с конеёбством завязываю!</text:span>&gt;</text:p>
      <text:p text:style-name="P108">–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15">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6982109060806001640" text:style-name="L6">
        <text:list-header>
          <text:p text:style-name="P173">(<text:span text:style-name="T30">Луна — как повелительница снов, слышала разговор Макса с Анакорном</text:span>)</text:p>
          <text:p text:style-name="P174"/>
        </text:list-header>
      </text:list>
      <text:p text:style-name="P134">***</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5">-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oft-page-break/><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61" text:outline-level="2">Земля</text:h>
      <text:p text:style-name="P107">&lt;<text:span text:style-name="T60">Daft Punk – Get Lucky</text:span>&gt;</text:p>
      <text:p text:style-name="P107"/>
      <text:p text:style-name="P100">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9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9T01:15:18.92</dc:date>
    <meta:editing-duration>P120DT6H46M2S</meta:editing-duration>
    <meta:editing-cycles>7179</meta:editing-cycles>
    <meta:generator>OpenOffice/4.1.1$Win32 OpenOffice.org_project/411m6$Build-9775</meta:generator>
    <dc:creator>макс </dc:creator>
    <meta:document-statistic meta:table-count="0" meta:image-count="0" meta:object-count="0" meta:page-count="195" meta:paragraph-count="4149" meta:word-count="90571" meta:character-count="576269"/>
  </office:meta>
</office:document-meta>
</file>